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shapes>
          <draw:frame draw:z-index="0" draw:style-name="gr1" draw:text-style-name="P1" svg:width="200mm" svg:height="150mm" svg:x="172.35mm" svg:y="4.77mm">
            <draw:object draw:notify-on-update-of-ranges="Blad1.A1:Blad1.A1 Blad1.A2:Blad1.A6 Blad1.B1:Blad1.B1 Blad1.B2:Blad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0mm" svg:height="150mm" svg:x="175.56mm" svg:y="162.54mm">
            <draw:object draw:notify-on-update-of-ranges="Blad1.A2:Blad1.A6 Blad1.C1:Blad1.C1 Blad1.C2:Blad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Tasks/Sec</text:p>
          </table:table-cell>
          <table:table-cell office:value-type="string" calcext:value-type="string">
            <text:p>ns/Task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3180886" office:value-type="float" office:value="3180886" calcext:value-type="float">
            <text:p>318088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3295478" office:value-type="float" office:value="3295478" calcext:value-type="float">
            <text:p>329547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3871440" office:value-type="float" office:value="3871440" calcext:value-type="float">
            <text:p>387144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3979132" office:value-type="float" office:value="3979132" calcext:value-type="float">
            <text:p>397913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7995729" office:value-type="float" office:value="7995729" calcext:value-type="float">
            <text:p>7995729</text:p>
          </table:table-cell>
          <table:table-cell office:value-type="float" office:value="125" calcext:value-type="float">
            <text:p>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22:33:00.114000000</meta:creation-date>
    <dc:date>2019-05-25T22:43:59.488000000</dc:date>
    <meta:editing-duration>PT10M59S</meta:editing-duration>
    <meta:editing-cycles>2</meta:editing-cycles>
    <meta:generator>LibreOffice/6.2.3.2$Windows_X86_64 LibreOffice_project/aecc05fe267cc68dde00352a451aa867b3b546ac</meta:generator>
    <meta:document-statistic meta:table-count="1" meta:cell-count="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01cm" svg:height="15.001cm" xlink:href=".." xlink:type="simple" chart:class="chart:bar" chart:style-name="ch1">
        <chart:legend chart:legend-position="end" svg:x="17.579cm" svg:y="7.201cm" style:legend-expansion="high" chart:style-name="ch2"/>
        <chart:plot-area chart:style-name="ch3" table:cell-range-address="Blad1.A1:Blad1.B6" chart:data-source-has-labels="both" svg:x="0.4cm" svg:y="0.3cm" svg:width="16.779cm" svg:height="14.401cm">
          <chartooo:coordinate-region svg:x="1.947cm" svg:y="0.499cm" svg:width="15.232cm" svg:height="13.555cm"/>
          <chart:axis chart:dimension="x" chart:name="primary-x" chart:style-name="ch4" chartooo:axis-type="auto">
            <chartooo:date-scale/>
            <chart:categories table:cell-range-address="Blad1.A2:Blad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lad1.B2:Blad1.B6" chart:label-cell-address="Blad1.B1:Blad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s/Sec</text:p>
                <draw:g>
                  <svg:desc>Blad1.B1:Blad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Blad1.A2:Blad1.A6</svg:desc>
                </draw:g>
              </table:table-cell>
              <table:table-cell office:value-type="float" office:value="3180886">
                <text:p>3180886</text:p>
                <draw:g>
                  <svg:desc>Blad1.B2:Blad1.B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295478">
                <text:p>3295478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871440">
                <text:p>387144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979132">
                <text:p>3979132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7995729">
                <text:p>7995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01cm" svg:height="15.001cm" xlink:href=".." xlink:type="simple" chart:class="chart:bar" chart:style-name="ch1">
        <chart:legend chart:legend-position="end" svg:x="18.002cm" svg:y="7.201cm" style:legend-expansion="high" chart:style-name="ch2"/>
        <chart:plot-area chart:style-name="ch3" table:cell-range-address="Blad1.A2:Blad1.A6 Blad1.C1:Blad1.C6" chart:data-source-has-labels="both" svg:x="0.4cm" svg:y="0.3cm" svg:width="17.202cm" svg:height="14.401cm">
          <chartooo:coordinate-region svg:x="1.207cm" svg:y="0.499cm" svg:width="16.395cm" svg:height="13.555cm"/>
          <chart:axis chart:dimension="x" chart:name="primary-x" chart:style-name="ch4" chartooo:axis-type="auto">
            <chartooo:date-scale/>
            <chart:categories table:cell-range-address="Blad1.A2:Blad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lad1.C2:Blad1.C6" chart:label-cell-address="Blad1.C1:Blad1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s/Task</text:p>
                <draw:g>
                  <svg:desc>Blad1.C1:Blad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Blad1.A2:Blad1.A6</svg:desc>
                </draw:g>
              </table:table-cell>
              <table:table-cell office:value-type="float" office:value="314">
                <text:p>314</text:p>
                <draw:g>
                  <svg:desc>Blad1.C2:Blad1.C6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